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6.1215in" fo:margin-left="0.503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1.7507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1.5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215in" fo:margin-left="0.5035in" fo:margin-top="0in" fo:margin-bottom="0in" table:align="left" style:writing-mode="lr-tb"/>
    </style:style>
    <style:style style:name="Table2.A" style:family="table-column">
      <style:table-column-properties style:column-width="0.4333in"/>
    </style:style>
    <style:style style:name="Table2.B" style:family="table-column">
      <style:table-column-properties style:column-width="1.7507in"/>
    </style:style>
    <style:style style:name="Table2.C" style:family="table-column">
      <style:table-column-properties style:column-width="2.375in"/>
    </style:style>
    <style:style style:name="Table2.D" style:family="table-column">
      <style:table-column-properties style:column-width="1.5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1215in" fo:margin-left="0.5035in" fo:margin-top="0in" fo:margin-bottom="0in" table:align="left" style:writing-mode="lr-tb"/>
    </style:style>
    <style:style style:name="Table3.A" style:family="table-column">
      <style:table-column-properties style:column-width="0.4958in"/>
    </style:style>
    <style:style style:name="Table3.B" style:family="table-column">
      <style:table-column-properties style:column-width="1.6882in"/>
    </style:style>
    <style:style style:name="Table3.C" style:family="table-column">
      <style:table-column-properties style:column-width="2.375in"/>
    </style:style>
    <style:style style:name="Table3.D" style:family="table-column">
      <style:table-column-properties style:column-width="1.561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margin-top="0in" fo:margin-bottom="0.111in" style:contextual-spacing="true" fo:text-align="start" style:justify-single-word="false" fo:orphans="2" fo:widows="2" fo:text-indent="0in" style:auto-text-indent="false"/>
      <style:text-properties style:font-name="Calibri" style:letter-kerning="false" style:font-name-asian="Calibri1" style:font-name-complex="Times New Roman" style:language-complex="ar" style:country-complex="SA"/>
    </style:style>
    <style:style style:name="P4" style:family="paragraph" style:parent-style-name="List_20_Paragraph">
      <style:paragraph-properties fo:margin-left="0in" fo:margin-right="0in" fo:margin-top="0in" fo:margin-bottom="0.111in" style:contextual-spacing="true" fo:text-align="start" style:justify-single-word="false" fo:orphans="2" fo:widows="2" fo:text-indent="0in" style:auto-text-indent="false"/>
      <style:text-properties style:font-name="Calibri" fo:language="en" fo:country="US" style:letter-kerning="false" style:font-name-asian="Calibri1" style:font-name-complex="Times New Roman" style:language-complex="ar" style:country-complex="SA"/>
    </style:style>
    <style:style style:name="P5" style:family="paragraph" style:parent-style-name="List_20_Paragraph" style:list-style-name="WWNum2"/>
    <style:style style:name="P6" style:family="paragraph" style:parent-style-name="List_20_Paragraph">
      <style:text-properties fo:language="bg" fo:country="BG"/>
    </style:style>
    <style:style style:name="P7" style:family="paragraph" style:parent-style-name="List_20_Paragraph" style:list-style-name="WWNum3"/>
    <style:style style:name="P8" style:family="paragraph" style:parent-style-name="List_20_Paragraph">
      <style:text-properties fo:color="#000000" loext:opacity="100%"/>
    </style:style>
    <style:style style:name="P9" style:family="paragraph" style:parent-style-name="List_20_Paragraph">
      <style:text-properties fo:color="#000000" loext:opacity="100%" fo:language="bg" fo:country="BG"/>
    </style:style>
    <style:style style:name="P10" style:family="paragraph" style:parent-style-name="List_20_Paragraph">
      <style:text-properties fo:color="#000000" loext:opacity="100%" fo:language="bg" fo:country="BG"/>
    </style:style>
    <style:style style:name="P11" style:family="paragraph" style:parent-style-name="List_20_Paragraph">
      <style:text-properties fo:color="#000000" loext:opacity="100%"/>
    </style:style>
    <style:style style:name="P12" style:family="paragraph" style:parent-style-name="No_20_Spacing">
      <style:paragraph-properties fo:margin-left="0.5in" fo:margin-right="0in" fo:text-indent="0in" style:auto-text-indent="false"/>
    </style:style>
    <style:style style:name="P13" style:family="paragraph" style:parent-style-name="No_20_Spacing">
      <style:paragraph-properties fo:margin-left="0.5in" fo:margin-right="0in" fo:text-indent="0in" style:auto-text-indent="false"/>
      <style:text-properties fo:font-size="9pt" style:font-size-asian="9pt" style:font-size-complex="9pt"/>
    </style:style>
    <style:style style:name="P14" style:family="paragraph" style:parent-style-name="Standard">
      <style:text-properties fo:language="bg" fo:country="BG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80" loext:opacity="100%" style:font-name="Courier New" fo:font-size="10pt" style:font-size-asian="10pt" style:language-asian="ja" style:country-asian="JP" style:font-name-complex="Courier New1" style:font-size-complex="10pt" fo:background-color="#c0c0c0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text-properties fo:color="#000000" loext:opacity="100%"/>
    </style:style>
    <style:style style:name="T1" style:family="text">
      <style:text-properties fo:language="bg" fo:country="BG"/>
    </style:style>
    <style:style style:name="T2" style:family="text">
      <style:text-properties fo:language="bg" fo:country="BG" fo:background-color="#c0c0c0"/>
    </style:style>
    <style:style style:name="T3" style:family="text">
      <style:text-properties fo:language="bg" fo:country="BG" fo:font-weight="bold" style:font-weight-asian="bold" style:font-weight-complex="bold"/>
    </style:style>
    <style:style style:name="T4" style:family="text">
      <style:text-properties fo:language="bg" fo:country="BG" fo:font-style="italic" style:font-style-asian="italic" style:font-style-complex="italic"/>
    </style:style>
    <style:style style:name="T5" style:family="text">
      <style:text-properties fo:language="bg" fo:country="BG" style:font-name-complex="Calibri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language="bg" fo:country="BG" fo:font-weight="bold" style:font-weight-asian="bold" style:font-weight-complex="bold"/>
    </style:style>
    <style:style style:name="T8" style:family="text">
      <style:text-properties fo:color="#000000" loext:opacity="100%" fo:language="bg" fo:country="BG"/>
    </style:style>
    <style:style style:name="T9" style:family="text">
      <style:text-properties fo:color="#000000" loext:opacity="100%" fo:language="bg" fo:country="BG" fo:background-color="#c0c0c0"/>
    </style:style>
    <style:style style:name="T10" style:family="text">
      <style:text-properties fo:color="#000000" loext:opacity="100%" fo:language="bg" fo:country="BG" loext:char-shading-value="0" fo:background-color="#c0c0c0"/>
    </style:style>
    <style:style style:name="T11" style:family="text">
      <style:text-properties fo:color="#000000" loext:opacity="100%" fo:language="bg" fo:country="BG"/>
    </style:style>
    <style:style style:name="T12" style:family="text">
      <style:text-properties fo:color="#000000" loext:opacity="100%" style:text-line-through-style="solid" style:text-line-through-type="single" fo:language="bg" fo:country="BG" fo:background-color="#808080"/>
    </style:style>
    <style:style style:name="T13" style:family="text">
      <style:text-properties fo:color="#000000" loext:opacity="100%" style:text-line-through-style="solid" style:text-line-through-type="single" fo:background-color="#808080"/>
    </style:style>
    <style:style style:name="T14" style:family="text">
      <style:text-properties fo:color="#000000" loext:opacity="100%" fo:background-color="#c0c0c0"/>
    </style:style>
    <style:style style:name="T15" style:family="text">
      <style:text-properties fo:color="#000000" loext:opacity="100%"/>
    </style:style>
    <style:style style:name="T16" style:family="text">
      <style:text-properties style:font-name-complex="Calibri1"/>
    </style:style>
    <style:style style:name="T17" style:family="text">
      <style:text-properties fo:background-color="#c0c0c0"/>
    </style:style>
    <style:style style:name="T18" style:family="text">
      <style:text-properties fo:color="#008080" loext:opacity="100%" style:font-name="Courier New" fo:font-size="10pt" style:font-size-asian="10pt" style:language-asian="ja" style:country-asian="JP" style:font-name-complex="Courier New1" style:font-size-complex="10pt" fo:background-color="#c0c0c0"/>
    </style:style>
    <style:style style:name="T19" style:family="text">
      <style:text-properties fo:color="#000080" loext:opacity="100%" style:font-name="Courier New" fo:font-size="10pt" style:font-size-asian="10pt" style:language-asian="ja" style:country-asian="JP" style:font-name-complex="Courier New1" style:font-size-complex="10pt" fo:background-color="#c0c0c0"/>
    </style:style>
    <style:style style:name="T20" style:family="text">
      <style:text-properties fo:color="#0000ff" loext:opacity="100%" style:font-name="Courier New" fo:font-size="10pt" style:font-size-asian="10pt" style:language-asian="ja" style:country-asian="JP" style:font-name-complex="Courier New1" style:font-size-complex="10pt" fo:background-color="#c0c0c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Изисквания : </text:span></text:p>
      <text:p text:style-name="Standard"><text:span text:style-name="T1">1/ обща Oracle база за проекта, ще се предостави на всеки екип</text:span></text:p>
      <text:p text:style-name="Standard"><text:span text:style-name="T1">2/ ПроС програмите са разработват на линукс.</text:span></text:p>
      <text:p text:style-name="P14"/>
      <text:p text:style-name="Standard"><text:span text:style-name="T6">Alter table customers add external_reference varchar2(60); </text:span></text:p>
      <text:p text:style-name="Standard"><text:span text:style-name="ui-provider">update customers set external_reference = 'EXT' || customer_id where external_reference  is null ;</text:span></text:p>
      <text:p text:style-name="Standard"><text:span text:style-name="T16">//Да се добави unique not null constraint към полето customers.external_reference.</text:span></text:p>
      <text:p text:style-name="Standard"><text:span text:style-name="T16">//За стари съществуващи данни да е във формат EXT3427.</text:span></text:p>
      <text:p text:style-name="Standard"><text:span text:style-name="T6">Alter table payments add original_payment_id varchar2(60); -&gt; key kym payment_id</text:span></text:p>
      <text:p text:style-name="Standard"><text:span text:style-name="T6">Alter table invoices <text:s text:c="2"/>add original_invoice_id varchar2(60); -&gt; key kym inv_id</text:span></text:p>
      <text:p text:style-name="Standard"><text:span text:style-name="T6">//</text:span><text:span text:style-name="T16"> original_invoice_id и original_payment_id трябва да съдържат съответно само стойности от полетата invoice_id и payment_id или стойност NULL.</text:span><text:line-break/><text:span text:style-name="T16"> Да се създаде такава релация в базата от данни.</text:span></text:p>
      <text:p text:style-name="P15"><text:span text:style-name="T2">Още една таблица </text:span><text:span text:style-name="T17">:<text:line-break/></text:span><text:span text:style-name="T18">create</text:span><text:span text:style-name="T19"> </text:span><text:span text:style-name="T18">table</text:span><text:span text:style-name="T19"> over_payments (</text:span></text:p>
      <text:p text:style-name="P15"><text:span text:style-name="T19"><text:s text:c="7"/>invoice_no <text:s text:c="5"/></text:span><text:span text:style-name="T18">varchar2</text:span><text:span text:style-name="T19">(</text:span><text:span text:style-name="T20">50</text:span><text:span text:style-name="T19">),</text:span></text:p>
      <text:p text:style-name="P15"><text:span text:style-name="T19"><text:s text:c="7"/>payment_id <text:s text:c="5"/></text:span><text:span text:style-name="T18">varchar2</text:span><text:span text:style-name="T19">(</text:span><text:span text:style-name="T20">60</text:span><text:span text:style-name="T19">),</text:span></text:p>
      <text:p text:style-name="P15"><text:span text:style-name="T19"><text:s text:c="7"/>payment_dt <text:s text:c="5"/></text:span><text:span text:style-name="T18">date</text:span><text:span text:style-name="T19">,</text:span></text:p>
      <text:p text:style-name="P15"><text:span text:style-name="T19"><text:s text:c="7"/>amount <text:s text:c="9"/></text:span><text:span text:style-name="T18">number</text:span><text:span text:style-name="T19">(</text:span><text:span text:style-name="T20">10</text:span><text:span text:style-name="T19">,</text:span><text:span text:style-name="T20">2</text:span><text:span text:style-name="T19">),</text:span></text:p>
      <text:p text:style-name="P15"><text:span text:style-name="T19"><text:s text:c="7"/>payment_method <text:s/></text:span><text:span text:style-name="T18">varchar2</text:span><text:span text:style-name="T19">(</text:span><text:span text:style-name="T20">10</text:span><text:span text:style-name="T19">),</text:span></text:p>
      <text:p text:style-name="P15"><text:span text:style-name="T19"><text:s text:c="7"/>currency <text:s text:c="7"/></text:span><text:span text:style-name="T18">varchar2</text:span><text:span text:style-name="T19">(</text:span><text:span text:style-name="T20">3</text:span><text:span text:style-name="T19">),</text:span></text:p>
      <text:p text:style-name="P15"><text:span text:style-name="T19"><text:s text:c="7"/>fg_processed <text:s text:c="3"/></text:span><text:span text:style-name="T18">varchar2</text:span><text:span text:style-name="T19">(</text:span><text:span text:style-name="T20">1</text:span><text:span text:style-name="T19">),</text:span></text:p>
      <text:p text:style-name="P15"><text:span text:style-name="T19"><text:s text:c="7"/>iban <text:s text:c="11"/></text:span><text:span text:style-name="T18">varchar2</text:span><text:span text:style-name="T19">(</text:span><text:span text:style-name="T20">60</text:span><text:span text:style-name="T19">),</text:span></text:p>
      <text:p text:style-name="P15"><text:soft-page-break/><text:span text:style-name="T19"><text:s text:c="7"/>bank_name <text:s text:c="6"/></text:span><text:span text:style-name="T18">varchar2</text:span><text:span text:style-name="T19">(</text:span><text:span text:style-name="T20">100</text:span><text:span text:style-name="T19">),</text:span></text:p>
      <text:p text:style-name="P15"><text:span text:style-name="T19"><text:s text:c="7"/>created_by <text:s text:c="5"/></text:span><text:span text:style-name="T18">varchar2</text:span><text:span text:style-name="T19">(</text:span><text:span text:style-name="T20">50</text:span><text:span text:style-name="T19">),</text:span></text:p>
      <text:p text:style-name="P15"><text:span text:style-name="T19"><text:s text:c="7"/>free_text <text:s text:c="6"/></text:span><text:span text:style-name="T18">varchar2</text:span><text:span text:style-name="T19">(</text:span><text:span text:style-name="T20">1000</text:span><text:span text:style-name="T19">),</text:span></text:p>
      <text:p text:style-name="P15"><text:span text:style-name="T19"><text:s text:c="7"/>original_payment_id </text:span><text:span text:style-name="T18">varchar2</text:span><text:span text:style-name="T19">(</text:span><text:span text:style-name="T20">60</text:span><text:span text:style-name="T19">),</text:span></text:p>
      <text:p text:style-name="P15"><text:span text:style-name="T19"><text:s text:c="7"/></text:span><text:span text:style-name="T18">constraint</text:span><text:span text:style-name="T19"> op_paym_no_pk </text:span><text:span text:style-name="T18">primary</text:span><text:span text:style-name="T19"> </text:span><text:span text:style-name="T18">key</text:span><text:span text:style-name="T19"> (payment_id) ,</text:span></text:p>
      <text:p text:style-name="P15"><text:span text:style-name="T19"><text:s text:c="7"/></text:span><text:span text:style-name="T18">CONSTRAINT</text:span><text:span text:style-name="T19"> op_fk_inv </text:span><text:span text:style-name="T18">FOREIGN</text:span><text:span text:style-name="T19"> </text:span><text:span text:style-name="T18">KEY</text:span><text:span text:style-name="T19"> (invoice_no) </text:span><text:span text:style-name="T18">REFERENCES</text:span><text:span text:style-name="T19"> invoices(inv_no)</text:span></text:p>
      <text:p text:style-name="P15"><text:span text:style-name="T19">);</text:span></text:p>
      <text:p text:style-name="P16"/>
      <text:p text:style-name="P15"><text:span text:style-name="T18">alter</text:span><text:span text:style-name="T19"> </text:span><text:span text:style-name="T18">table</text:span><text:span text:style-name="T19"> over_payments</text:span></text:p>
      <text:p text:style-name="P15"><text:span text:style-name="T19"><text:s text:c="3"/></text:span><text:span text:style-name="T18">add</text:span><text:span text:style-name="T19"> </text:span><text:span text:style-name="T18">constraint</text:span><text:span text:style-name="T19"> fk_over_pay_id_orig_paym_id</text:span></text:p>
      <text:p text:style-name="P15"><text:span text:style-name="T19"><text:s text:c="3"/></text:span><text:span text:style-name="T18">foreign</text:span><text:span text:style-name="T19"> </text:span><text:span text:style-name="T18">key</text:span><text:span text:style-name="T19"> (original_payment_id) </text:span><text:span text:style-name="T18">references</text:span><text:span text:style-name="T19"> payments(payment_id)</text:span></text:p>
      <text:p text:style-name="Standard"><text:span text:style-name="T19"><text:s text:c="3"/></text:span><text:span text:style-name="T18">deferrable</text:span><text:span text:style-name="T19"> </text:span><text:span text:style-name="T18">initially</text:span><text:span text:style-name="T19"> </text:span><text:span text:style-name="T18">deferred</text:span><text:span text:style-name="T19">;</text:span></text:p>
      <text:h text:style-name="Heading_20_1" text:outline-level="1"><text:span text:style-name="T1">Задание</text:span></text:h>
      <text:list xml:id="list4148412120" text:style-name="WWNum1">
        <text:list-item>
          <text:p text:style-name="P1"><text:span text:style-name="T1">Създайте входен интерфейс</text:span>(<text:span text:style-name="T1">програма, която чете</text:span> <text:span text:style-name="T1">данни от файлове, обработва данните и ги слага в базата</text:span>)<text:span text:style-name="T1">. Интерфейсът чете файлове, които се намират в предварително дефинирана (от вас) директория и имат име във формат IMP_CUSTOMER_DATA_YYYYMMDDHH24MISS.txt, където YYYYMMDDHH24MISS е датата с часове, минути и секунди, например 20230214183755. Ако в директорията има повече от един файл се обработват по ред като се започва от най-стария спрямо датата в името на файла. Всеки файл се чете линия по линия. Отварят се два файла в друга директория със същото име и разширение .OK и .KO . <text:s/>Всяка успешно обработена линия се записва във файла с разширение .OK, а всяка грешна се записва във файла .KO. Веднъж обработен, файлът се мести от основната директория в друга директория с разширение </text:span>.back<text:span text:style-name="T1"> </text:span><text:line-break/><text:span text:style-name="T1">Във всеки файл може да има 3 вида линии – клиент, фактура, плащане. Първото поле от линията определя нейния тип </text:span>(01 – <text:span text:style-name="T1">клиент, 02 - фактура, 03 - плащане</text:span>).<text:span text:style-name="T1"> Всяко поле е разделено със символ </text:span><text:span text:style-name="T21">;</text:span><text:span text:style-name="T3"> </text:span>( <text:span text:style-name="T1">символът </text:span><text:span text:style-name="T21">;</text:span><text:span text:style-name="T7"> </text:span><text:span text:style-name="T8">не може да се съдържа в данните</text:span><text:span text:style-name="T6">)</text:span><text:span text:style-name="T8">.</text:span></text:p>
        </text:list-item>
      </text:list>
      <text:p text:style-name="List_20_Paragraph"><text:span text:style-name="T1">Примерен файл</text:span>:</text:p>
      <text:p text:style-name="List_20_Paragraph">01;;EXT3427;VALENTIN;MILANOV;m;SOFIA;BULGARIA;998;v-milanov@jjj.gg</text:p>
      <text:p text:style-name="List_20_Paragraph">01;79;EXT1473;IVELINA;SIMOVA;f;;BULGARIA;5000;ivvvv45@jjj.gg</text:p>
      <text:p text:style-name="List_20_Paragraph">02;EXT3427;15022023;60.00;BGN</text:p>
      <text:p text:style-name="List_20_Paragraph">02;EXT3427;17022023;20.00;BGN</text:p>
      <text:p text:style-name="List_20_Paragraph">03;EXT3427;16022023;70;BankTransf;BGN;</text:p>
      <text:p text:style-name="List_20_Paragraph"/>
      <text:p text:style-name="List_20_Paragraph"><text:soft-page-break/><text:span text:style-name="T1">Формат на линиите 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3"><text:span text:style-name="T1">Тип на линията</text:span></text:p>
          </table:table-cell>
          <table:table-cell table:style-name="Table1.A1" office:value-type="string">
            <text:p text:style-name="P3"><text:span text:style-name="T1">2 символа, цифри, задължително поле</text:span></text:p>
          </table:table-cell>
          <table:table-cell table:style-name="Table1.A1" office:value-type="string">
            <text:p text:style-name="P3"><text:span text:style-name="T1">01 – клиент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2</text:span></text:p>
          </table:table-cell>
          <table:table-cell table:style-name="Table1.A1" office:value-type="string">
            <text:p text:style-name="P3"><text:span text:style-name="T1">Вътрешна референция на клиента</text:span></text:p>
          </table:table-cell>
          <table:table-cell table:style-name="Table1.A1" office:value-type="string">
            <text:p text:style-name="P3"><text:span text:style-name="T1">Макс. 20 символа, цифри,не задължително поле</text:span></text:p>
          </table:table-cell>
          <table:table-cell table:style-name="Table1.A1" office:value-type="string">
            <text:p text:style-name="P3"><text:span text:style-name="T1">Ех. 45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3</text:span></text:p>
          </table:table-cell>
          <table:table-cell table:style-name="Table1.A1" office:value-type="string">
            <text:p text:style-name="P3"><text:span text:style-name="T1">Външна референция на клиента</text:span></text:p>
          </table:table-cell>
          <table:table-cell table:style-name="Table1.A1" office:value-type="string">
            <text:p text:style-name="P3"><text:span text:style-name="T1">Макс. 60 символа, цифри и букви, задължително поле</text:span></text:p>
          </table:table-cell>
          <table:table-cell table:style-name="Table1.A1" office:value-type="string">
            <text:p text:style-name="P3"><text:span text:style-name="T1">Ех. <text:s/></text:span><text:span text:style-name="T22">EXT342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4</text:span></text:p>
          </table:table-cell>
          <table:table-cell table:style-name="Table1.A1" office:value-type="string">
            <text:p text:style-name="P3"><text:span text:style-name="T1">Първо име</text:span></text:p>
          </table:table-cell>
          <table:table-cell table:style-name="Table1.A1" office:value-type="string">
            <text:p text:style-name="P3"><text:span text:style-name="T1">Макс. 60 символа, задължително поле</text:span></text:p>
          </table:table-cell>
          <table:table-cell table:style-name="Table1.A1" office:value-type="string">
            <text:p text:style-name="P3"><text:span text:style-name="T1">Ех. </text:span><text:span text:style-name="T22">IVELIN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5</text:span></text:p>
          </table:table-cell>
          <table:table-cell table:style-name="Table1.A1" office:value-type="string">
            <text:p text:style-name="P3"><text:span text:style-name="T1">Фамилия</text:span></text:p>
          </table:table-cell>
          <table:table-cell table:style-name="Table1.A1" office:value-type="string">
            <text:p text:style-name="P3"><text:span text:style-name="T1">Макс. 60 символа, задължително поле</text:span></text:p>
          </table:table-cell>
          <table:table-cell table:style-name="Table1.A1" office:value-type="string">
            <text:p text:style-name="P3"><text:span text:style-name="T1">Ех. </text:span><text:span text:style-name="T22">SIMOV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6</text:span></text:p>
          </table:table-cell>
          <table:table-cell table:style-name="Table1.A1" office:value-type="string">
            <text:p text:style-name="P3"><text:span text:style-name="T1">Пол</text:span></text:p>
          </table:table-cell>
          <table:table-cell table:style-name="Table1.A1" office:value-type="string">
            <text:p text:style-name="P3"><text:span text:style-name="T1">1 символ, задължително поле</text:span></text:p>
          </table:table-cell>
          <table:table-cell table:style-name="Table1.A1" office:value-type="string">
            <text:p text:style-name="P3"><text:span text:style-name="T1">Стойност </text:span><text:span text:style-name="T22">m </text:span><text:span text:style-name="T1">или </text:span><text:span text:style-name="T22">f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7</text:span></text:p>
          </table:table-cell>
          <table:table-cell table:style-name="Table1.A1" office:value-type="string">
            <text:p text:style-name="P3"><text:span text:style-name="T1">град</text:span></text:p>
          </table:table-cell>
          <table:table-cell table:style-name="Table1.A1" office:value-type="string">
            <text:p text:style-name="P3"><text:span text:style-name="T1">Макс. 50 символа, не задължително поле</text:span></text:p>
          </table:table-cell>
          <table:table-cell table:style-name="Table1.A1" office:value-type="string">
            <text:p text:style-name="P3"><text:span text:style-name="T1">Е</text:span><text:span text:style-name="T22">x.</text:span><text:span text:style-name="T1"> </text:span><text:span text:style-name="T22">SOFI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8</text:span></text:p>
          </table:table-cell>
          <table:table-cell table:style-name="Table1.A1" office:value-type="string">
            <text:p text:style-name="P3"><text:span text:style-name="T1">Държава</text:span></text:p>
          </table:table-cell>
          <table:table-cell table:style-name="Table1.A1" office:value-type="string">
            <text:p text:style-name="P3"><text:span text:style-name="T1">Макс. 30 символа</text:span><text:span text:style-name="T22">, </text:span><text:span text:style-name="T1"><text:s/>задължително поле</text:span></text:p>
          </table:table-cell>
          <table:table-cell table:style-name="Table1.A1" office:value-type="string">
            <text:p text:style-name="P4">Ex. BULGARIA</text:p>
          </table:table-cell>
        </table:table-row>
        <table:table-row table:style-name="Table1.1">
          <table:table-cell table:style-name="Table1.A1" office:value-type="string">
            <text:p text:style-name="P3"><text:span text:style-name="T1">9</text:span></text:p>
          </table:table-cell>
          <table:table-cell table:style-name="Table1.A1" office:value-type="string">
            <text:p text:style-name="P3"><text:span text:style-name="T1">Лимит</text:span></text:p>
          </table:table-cell>
          <table:table-cell table:style-name="Table1.A1" office:value-type="string">
            <text:p text:style-name="P3"><text:span text:style-name="T1">Макс. 10 символа, цифри, задължително поле</text:span></text:p>
          </table:table-cell>
          <table:table-cell table:style-name="Table1.A1" office:value-type="string">
            <text:p text:style-name="P4">Ex. 5000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0</text:span></text:p>
          </table:table-cell>
          <table:table-cell table:style-name="Table1.A1" office:value-type="string">
            <text:p text:style-name="P4">Email </text:p>
          </table:table-cell>
          <table:table-cell table:style-name="Table1.A1" office:value-type="string">
            <text:p text:style-name="P3"><text:span text:style-name="T1">Макс. 50 символа, задължително поле</text:span></text:p>
          </table:table-cell>
          <table:table-cell table:style-name="Table1.A1" office:value-type="string">
            <text:p text:style-name="P4">Ex. ivvvv45@jjj.gg</text:p>
          </table:table-cell>
        </table:table-row>
      </table:table>
      <text:p text:style-name="List_20_Paragraph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1">1</text:span></text:p>
          </table:table-cell>
          <table:table-cell table:style-name="Table2.A1" office:value-type="string">
            <text:p text:style-name="P3"><text:span text:style-name="T1">Тип на линията</text:span></text:p>
          </table:table-cell>
          <table:table-cell table:style-name="Table2.A1" office:value-type="string">
            <text:p text:style-name="P3"><text:span text:style-name="T1">2 символа, цифри, задължително поле</text:span></text:p>
          </table:table-cell>
          <table:table-cell table:style-name="Table2.A1" office:value-type="string">
            <text:p text:style-name="P3"><text:span text:style-name="T1">0</text:span><text:span text:style-name="T22">2</text:span><text:span text:style-name="T1"> –</text:span><text:span text:style-name="T22"> </text:span><text:span text:style-name="T1">фактура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2</text:span></text:p>
          </table:table-cell>
          <table:table-cell table:style-name="Table2.A1" office:value-type="string">
            <text:p text:style-name="P3"><text:span text:style-name="T1">Външна референция на клиента</text:span></text:p>
          </table:table-cell>
          <table:table-cell table:style-name="Table2.A1" office:value-type="string">
            <text:p text:style-name="P3"><text:span text:style-name="T1">Макс. 60 символа, цифри и букви, задължително поле</text:span></text:p>
          </table:table-cell>
          <table:table-cell table:style-name="Table2.A1" office:value-type="string">
            <text:p text:style-name="P3"><text:span text:style-name="T1">Ех. <text:s/></text:span><text:span text:style-name="T22">EXT3427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3</text:span></text:p>
          </table:table-cell>
          <table:table-cell table:style-name="Table2.A1" office:value-type="string">
            <text:p text:style-name="P3"><text:span text:style-name="T1">Дата на фактурата</text:span></text:p>
          </table:table-cell>
          <table:table-cell table:style-name="Table2.A1" office:value-type="string">
            <text:p text:style-name="P3"><text:span text:style-name="T1">8 символа, задължително поле, формат </text:span><text:span text:style-name="T22">DDMMYYYY</text:span></text:p>
          </table:table-cell>
          <table:table-cell table:style-name="Table2.A1" office:value-type="string">
            <text:p text:style-name="P3"><text:span text:style-name="T1">Ех. </text:span><text:span text:style-name="T22">15022023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4</text:span></text:p>
          </table:table-cell>
          <table:table-cell table:style-name="Table2.A1" office:value-type="string">
            <text:p text:style-name="P3"><text:span text:style-name="T1">Сума на фактурата</text:span></text:p>
          </table:table-cell>
          <table:table-cell table:style-name="Table2.A1" office:value-type="string">
            <text:p text:style-name="P3"><text:span text:style-name="T1">До 10 цифри преди точката и до 2 след точката , задължително поле</text:span></text:p>
          </table:table-cell>
          <table:table-cell table:style-name="Table2.A1" office:value-type="string">
            <text:p text:style-name="P3"><text:span text:style-name="T1">Ех. 60.0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5</text:span></text:p>
          </table:table-cell>
          <table:table-cell table:style-name="Table2.A1" office:value-type="string">
            <text:p text:style-name="P3"><text:span text:style-name="T1">Валута на фактурата</text:span></text:p>
          </table:table-cell>
          <table:table-cell table:style-name="Table2.A1" office:value-type="string">
            <text:p text:style-name="P3"><text:span text:style-name="T1">3 символа, задължително поле</text:span></text:p>
          </table:table-cell>
          <table:table-cell table:style-name="Table2.A1" office:value-type="string">
            <text:p text:style-name="P3"><text:span text:style-name="T1">Ех. </text:span><text:span text:style-name="T22">BGN</text:span></text:p>
          </table:table-cell>
        </table:table-row>
      </table:table>
      <text:p text:style-name="List_20_Paragraph"/>
      <text:p text:style-name="List_20_Paragraph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3"><text:span text:style-name="T1">1</text:span></text:p>
          </table:table-cell>
          <table:table-cell table:style-name="Table3.A1" office:value-type="string">
            <text:p text:style-name="P3"><text:span text:style-name="T1">Тип на линията</text:span></text:p>
          </table:table-cell>
          <table:table-cell table:style-name="Table3.A1" office:value-type="string">
            <text:p text:style-name="P3"><text:span text:style-name="T1">2 символа, цифри, задължително поле</text:span></text:p>
          </table:table-cell>
          <table:table-cell table:style-name="Table3.A1" office:value-type="string">
            <text:p text:style-name="P3"><text:span text:style-name="T1">03 –</text:span><text:span text:style-name="T22"> </text:span><text:span text:style-name="T1">плащане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2</text:span></text:p>
          </table:table-cell>
          <table:table-cell table:style-name="Table3.A1" office:value-type="string">
            <text:p text:style-name="P3"><text:span text:style-name="T1">Външна референция на клиента</text:span></text:p>
          </table:table-cell>
          <table:table-cell table:style-name="Table3.A1" office:value-type="string">
            <text:p text:style-name="P3"><text:span text:style-name="T1">Макс. 60 символа, цифри и букви, задължително поле</text:span></text:p>
          </table:table-cell>
          <table:table-cell table:style-name="Table3.A1" office:value-type="string">
            <text:p text:style-name="P3"><text:span text:style-name="T1">Ех. <text:s/></text:span><text:span text:style-name="T22">EXT3427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3</text:span></text:p>
          </table:table-cell>
          <table:table-cell table:style-name="Table3.A1" office:value-type="string">
            <text:p text:style-name="P3"><text:span text:style-name="T1">Дата на плащането</text:span></text:p>
          </table:table-cell>
          <table:table-cell table:style-name="Table3.A1" office:value-type="string">
            <text:p text:style-name="P3"><text:span text:style-name="T1">8 символа, задължително поле, формат </text:span><text:span text:style-name="T22">DDMMYYYY</text:span></text:p>
          </table:table-cell>
          <table:table-cell table:style-name="Table3.A1" office:value-type="string">
            <text:p text:style-name="P3"><text:span text:style-name="T1">Ех. </text:span><text:span text:style-name="T22">1</text:span><text:span text:style-name="T1">6</text:span><text:span text:style-name="T22">022023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4</text:span></text:p>
          </table:table-cell>
          <table:table-cell table:style-name="Table3.A1" office:value-type="string">
            <text:p text:style-name="P3"><text:span text:style-name="T1">Сума на плащането</text:span></text:p>
          </table:table-cell>
          <table:table-cell table:style-name="Table3.A1" office:value-type="string">
            <text:p text:style-name="P3"><text:span text:style-name="T1">До 10 цифри преди точката и до 2 след точката , задължително поле</text:span></text:p>
          </table:table-cell>
          <table:table-cell table:style-name="Table3.A1" office:value-type="string">
            <text:p text:style-name="P3"><text:span text:style-name="T1">Ех. 60.0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5</text:span></text:p>
          </table:table-cell>
          <table:table-cell table:style-name="Table3.A1" office:value-type="string">
            <text:p text:style-name="P3"><text:span text:style-name="T1">Начин на плащене</text:span></text:p>
          </table:table-cell>
          <table:table-cell table:style-name="Table3.A1" office:value-type="string">
            <text:p text:style-name="P3"><text:span text:style-name="T1">До 10 символа, задължително поле</text:span></text:p>
          </table:table-cell>
          <table:table-cell table:style-name="Table3.A1" office:value-type="string">
            <text:p text:style-name="P3"><text:span text:style-name="T1">Ех. </text:span><text:span text:style-name="T22">BankTransf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6</text:span></text:p>
          </table:table-cell>
          <table:table-cell table:style-name="Table3.A1" office:value-type="string">
            <text:p text:style-name="P3"><text:span text:style-name="T1">Валута на плащането</text:span></text:p>
          </table:table-cell>
          <table:table-cell table:style-name="Table3.A1" office:value-type="string">
            <text:p text:style-name="P3"><text:span text:style-name="T1">3 символа, задължително поле</text:span></text:p>
          </table:table-cell>
          <table:table-cell table:style-name="Table3.A1" office:value-type="string">
            <text:p text:style-name="P3"><text:span text:style-name="T1">Ех. </text:span><text:span text:style-name="T22">BGN</text:span></text:p>
          </table:table-cell>
        </table:table-row>
      </table:table>
      <text:p text:style-name="List_20_Paragraph"/>
      <text:p text:style-name="List_20_Paragraph"><text:span text:style-name="T1">Обработка на линиите </text:span>:</text:p>
      <text:p text:style-name="List_20_Paragraph">01 – <text:span text:style-name="T1">Клиент</text:span></text:p>
      <text:p text:style-name="List_20_Paragraph"><text:span text:style-name="T1">Проверява се дали има стойност в полето </text:span>“<text:span text:style-name="T1">Вътрешна референция на клиента</text:span>”</text:p>
      <text:list text:style-name="WWNum2">
        <text:list-item>
          <text:p text:style-name="P5"><text:span text:style-name="T1">Ако да </text:span>(<text:span text:style-name="T1">попълнено</text:span> e)<text:span text:style-name="T1">, тогава се търси линия в базата в таблицата </text:span>CUSTOMERS <text:span text:style-name="T1">със същото </text:span>customer_id<text:span text:style-name="T1">.</text:span></text:p>
          <text:list>
            <text:list-item>
              <text:p text:style-name="P5"><text:span text:style-name="T1">Ако не съществува клиент с това </text:span>ID<text:span text:style-name="T1">, отхвърляме линията</text:span></text:p>
            </text:list-item>
            <text:list-item>
              <text:p text:style-name="P5"><text:span text:style-name="T1">Ако съществува клинте със същото </text:span>ID<text:span text:style-name="T1">, тогава проверяваме дали някое от следващите полета в линия е различно от данните в базата. Ако да, ги променяме</text:span></text:p>
            </text:list-item>
          </text:list>
        </text:list-item>
        <text:list-item>
          <text:p text:style-name="P5"><text:span text:style-name="T1">Ако не </text:span>(<text:span text:style-name="T1">полето </text:span>“<text:span text:style-name="T1">Вътрешна референция на клиента</text:span>” <text:span text:style-name="T1">е празно</text:span>)<text:span text:style-name="T1">, тогава търсим в базата клиент</text:span> (<text:span text:style-name="T1">таблица </text:span>CUSTOMERS)<text:span text:style-name="T1">, който</text:span> <text:span text:style-name="T6">external_reference = </text:span><text:span text:style-name="T1"><text:s/></text:span>“<text:span text:style-name="T1">Външна референция на клиента</text:span>” (<text:span text:style-name="T1">трето поле от линията</text:span>)<text:span text:style-name="T1">.</text:span></text:p>
          <text:list>
            <text:list-item>
              <text:p text:style-name="P5"><text:span text:style-name="T1">Ако не съществува, тогава инсъртаваме нов клиент с всички данни от линията </text:span>(<text:span text:style-name="T1">ред в таблицата </text:span>CUSTOMERS)</text:p>
            </text:list-item>
            <text:list-item>
              <text:p text:style-name="P5"><text:span text:style-name="T1">Ако съществува клинте със същия </text:span><text:span text:style-name="T6">external_reference</text:span><text:span text:style-name="T1">, тогава проверяваме дали някое от следващите полета в линия е различно от данните в базата. Ако да, ги променяме</text:span></text:p>
            </text:list-item>
          </text:list>
        </text:list-item>
      </text:list>
      <text:p text:style-name="P6"/>
      <text:p text:style-name="List_20_Paragraph"><text:span text:style-name="T1">02 – фактура </text:span></text:p>
      <text:p text:style-name="List_20_Paragraph"><text:span text:style-name="T1">Търсим линия в </text:span>CUSTOMERS<text:span text:style-name="T1">, където </text:span><text:span text:style-name="T6">customers</text:span><text:span text:style-name="T8">.</text:span><text:span text:style-name="T6">external_reference</text:span><text:span text:style-name="T8"> е равна на стойността в полето </text:span><text:span text:style-name="T6">“</text:span><text:span text:style-name="T1">Външна референция на клиента</text:span><text:span text:style-name="T6">”. </text:span><text:span text:style-name="T8">Ако намерим, създаваме фактура за този клиент. Ако не намерим, отхвърляме линията с грешка </text:span><text:span text:style-name="T6">“</text:span><text:span text:style-name="T8">Фактура по несъществуващ клиент</text:span><text:span text:style-name="T6">”</text:span><text:span text:style-name="T8">.</text:span></text:p>
      <text:p text:style-name="P6"/>
      <text:p text:style-name="List_20_Paragraph"><text:span text:style-name="T1">03 – плащане</text:span></text:p>
      <text:p text:style-name="List_20_Paragraph"><text:span text:style-name="T1">Търсим линия в </text:span>CUSTOMERS<text:span text:style-name="T1">, където </text:span><text:span text:style-name="T6">customers</text:span><text:span text:style-name="T8">.</text:span><text:span text:style-name="T6">external_reference</text:span><text:span text:style-name="T8"> е равна на стойността в полето </text:span><text:span text:style-name="T6">“</text:span><text:span text:style-name="T1">Външна референция на клиента</text:span><text:span text:style-name="T6">”. </text:span></text:p>
      <text:list text:style-name="WWNum3">
        <text:list-item>
          <text:p text:style-name="P7"><text:span text:style-name="T8">Ако не намерим, отхвърляме линията с грешка </text:span><text:span text:style-name="T6">“</text:span><text:span text:style-name="T8">Плащане от несъществуващ клиент</text:span><text:span text:style-name="T6">”</text:span><text:span text:style-name="T8">.</text:span></text:p>
        </text:list-item>
        <text:list-item>
          <text:p text:style-name="P7"><text:span text:style-name="T8">Ако намерим клиента, слагаме плащането по последната фактура на този клиент. Ако клиента няма нито една фактура, отхвърляме линията.</text:span></text:p>
        </text:list-item>
      </text:list>
      <text:p text:style-name="P6"/>
      <text:p text:style-name="List_20_Paragraph"><text:span text:style-name="T23">//</text:span><text:span text:style-name="T4"> като дойде плащане винаги ще отива по последната фактура – виж долу тригера трябва да го хване и оправи, дори фактурата да е платена, ще трябва да му смени сумата на 0 и да сложи друго вързано към това с цялата сума и </text:span><text:span text:style-name="T23">NULL </text:span><text:span text:style-name="T4">за </text:span><text:span text:style-name="T23">Invoice_no</text:span></text:p>
      <text:p text:style-name="P6"><text:soft-page-break/></text:p>
      <text:list xml:id="list144148230895559" text:continue-list="list4148412120" text:style-name="WWNum1">
        <text:list-item>
          <text:p text:style-name="P1"><text:span text:style-name="T8">Напишете процедура – която да попълни полето </text:span><text:span text:style-name="T6">invoice.due_date</text:span><text:span text:style-name="T8">, за всички фактури където това поле е </text:span><text:span text:style-name="T6">NULL</text:span><text:span text:style-name="T8"> по правилата </text:span><text:span text:style-name="T6">: </text:span><text:span text:style-name="T8">ако за същия клиент полето </text:span><text:span text:style-name="T6">credit_limit </text:span><text:span text:style-name="T8">е по-малко от 5000, тогава 10 дни след датата на издаване на фактурата</text:span><text:span text:style-name="T6">; </text:span><text:span text:style-name="T8">ако </text:span><text:span text:style-name="T6">credit_limit </text:span><text:span text:style-name="T8">е между 5000 и 8000, тогава 15 дни след датата на издаване на фактурата и ако е по-голямо от 8000, тогава 20 дни.</text:span></text:p>
        </text:list-item>
      </text:list>
      <text:p text:style-name="P17"/>
      <text:list xml:id="list144147832266311" text:continue-numbering="true" text:style-name="WWNum1">
        <text:list-item>
          <text:p text:style-name="P1"><text:span text:style-name="T8">Напишете тригер, който при инсърт</text:span><text:span text:style-name="T6"> </text:span><text:span text:style-name="T8">в таблицата </text:span><text:span text:style-name="T6">PAYMENTS</text:span><text:span text:style-name="T8"> </text:span><text:span text:style-name="T12">или ъпдейт на полето </text:span><text:span text:style-name="T13">PAYMENTS</text:span><text:span text:style-name="T12">.</text:span><text:span text:style-name="T13">invoice_no </text:span><text:span text:style-name="T12">от </text:span><text:span text:style-name="T13">NULL </text:span><text:span text:style-name="T12">на стойност различна от </text:span><text:span text:style-name="T13">NULL</text:span><text:span text:style-name="T12">, тогава</text:span><text:span text:style-name="T8"> ако сумата е по-голяма от дължимата сума по фактурата <text:s/>да направи сумата на плащането да е колкото се дължи по фактурата. С разликата от сумата се инсъртва </text:span><text:span text:style-name="T12">друго плащане</text:span><text:span text:style-name="T6"> </text:span><text:span text:style-name="T9">линия в таблицата </text:span><text:span text:style-name="T14">over_payments</text:span><text:span text:style-name="T8">, където </text:span><text:span text:style-name="T6">original_payment_id = payment_id </text:span><text:span text:style-name="T8">на главния запис и </text:span><text:span text:style-name="T6">invoice_no is NULL. </text:span><text:span text:style-name="T8">Ако се промени дължимата стойноста на фактура се променя и в базата.</text:span></text:p>
        </text:list-item>
      </text:list>
      <text:p text:style-name="P8"/>
      <text:list xml:id="list144147515664876" text:continue-numbering="true" text:style-name="WWNum1">
        <text:list-item>
          <text:p text:style-name="P1"><text:span text:style-name="T8">Да се напише бач </text:span><text:span text:style-name="T6">(</text:span><text:span text:style-name="T8">ПроС програма, която обработва данни</text:span><text:span text:style-name="T6">)</text:span><text:span text:style-name="T8">, който за всички </text:span><text:span text:style-name="T12">плащания, където </text:span><text:span text:style-name="T13">invoice_no is NULL</text:span><text:span text:style-name="T8"> </text:span><text:span text:style-name="T6"><text:s/></text:span><text:span text:style-name="T9">надплатени суми </text:span><text:span text:style-name="T14">(</text:span><text:span text:style-name="T9">линии в таблицата </text:span><text:span text:style-name="T14">over_payments)</text:span><text:span text:style-name="T6"> </text:span><text:span text:style-name="T8">търси фактура, коята </text:span><text:span text:style-name="T12">това плащане може да покрие</text:span><text:span text:style-name="T8"> </text:span><text:span text:style-name="T9">е надплатена</text:span><text:span text:style-name="T8"> за същия клиент и ако намери </text:span><text:span text:style-name="T12">­­­­­­­­­­­­­променя </text:span><text:span text:style-name="T13">invoice_no</text:span><text:span text:style-name="T12"> да е номера на фактурата</text:span><text:span text:style-name="T8"> </text:span><text:span text:style-name="T9">мести</text:span><text:span text:style-name="T14"> (</text:span><text:span text:style-name="T9">копира данните и след това изтрива</text:span><text:span text:style-name="T14">)</text:span><text:span text:style-name="T9"> линията от таблицата </text:span><text:span text:style-name="T14">over_payments </text:span><text:span text:style-name="T9">в таблицата </text:span><text:span text:style-name="T14">payments </text:span><text:span text:style-name="T9">със попълнен номер на фактура.</text:span></text:p>
        </text:list-item>
      </text:list>
      <text:p text:style-name="P9"/>
      <text:list xml:id="list144147339803773" text:continue-numbering="true" text:style-name="WWNum1">
        <text:list-item>
          <text:p text:style-name="P1"><text:span text:style-name="T8">Да се напише бач, който да слагага лихви – линия в таблицата </text:span><text:span text:style-name="T6">Invoices </text:span><text:span text:style-name="T8">по правилото – за всички фактури, които не са напълно платени и са минали 5 дни от датата на която се дължат, се слага фактура за същия клиент, която е на стойност 5% от дължимата сума по фактурата. </text:span><text:span text:style-name="T1">original_invoice_id на новата фактура е = invoice_id на главния запис. Да не слагаме лихва върху лихвата </text:span>(<text:span text:style-name="T1">където original_invoice_id е попълнено не се взимат тези линии</text:span>)­</text:p>
        </text:list-item>
      </text:list>
      <text:p text:style-name="Standard"><text:span text:style-name="T1">//</text:span><text:span text:style-name="T5">4. и 5. Да се дообави входен параметър customer на бачовете (т.е. customers.external_reference). Ако е попълнен, бачовете <text:s/>работят само по данни свързани с входния параметър customer, в противен случай обработват всички customers.</text:span></text:p>
      <text:p text:style-name="P9"/>
      <text:list xml:id="list144148942015750" text:continue-numbering="true" text:style-name="WWNum1">
        <text:list-item>
          <text:p text:style-name="P1"><text:span text:style-name="T8">Да се напише репорт </text:span><text:span text:style-name="T6">(</text:span><text:span text:style-name="T8">ПроС програма, която извежда данни от базата по определени критерии </text:span><text:span text:style-name="T10">и ги извежда във файл</text:span><text:span text:style-name="T6">)</text:span><text:span text:style-name="T8">, <text:s/>който <text:s/>може да получи първи параметър </text:span><text:span text:style-name="T6">client </text:span><text:span text:style-name="T8">или </text:span><text:span text:style-name="T6">period. </text:span><text:span text:style-name="T8">Ако първия параметър е </text:span><text:span text:style-name="T6">client</text:span><text:span text:style-name="T8">, тогава следващия трябва да е </text:span><text:span text:style-name="T6">ID </text:span><text:span text:style-name="T8">на клиента </text:span><text:span text:style-name="T6">(customer_id)</text:span><text:span text:style-name="T8">. При първи параметър </text:span><text:span text:style-name="T6">period</text:span><text:span text:style-name="T8"> следват 2 параметъра с две дати </text:span><text:span text:style-name="T6">date_from </text:span><text:span text:style-name="T8">и </text:span><text:span text:style-name="T6">date_to</text:span><text:span text:style-name="T8">.</text:span><text:span text:style-name="T6"> </text:span><text:line-break/><text:span text:style-name="T8">Когато репортът е пуснат с параметър </text:span><text:span text:style-name="T6">client </text:span><text:span text:style-name="T8">се извеждат всички фактури, които има клиента с подаденото ИД, заедно с информация дали са платени или не.</text:span><text:line-break/><text:span text:style-name="T8">Когато репортът е пуснат с параметър </text:span><text:span text:style-name="T6">period </text:span><text:span text:style-name="T8">да се извеждат имената и двете референции на клиентите, които не са направили нито едно плащане в посочения период. </text:span></text:p>
        </text:list-item>
      </text:list>
      <text:p text:style-name="P8"/>
      <text:p text:style-name="P17"/>
      <text:p text:style-name="Standard"><text:span text:style-name="T6">Още изисквания:</text:span></text:p>
      <text:p text:style-name="Standard"><text:span text:style-name="T8">Всички ПроС програми – интерфейси, бачове, репорти да имат лог файлове(всяка програма свои), но да използват общи <text:s/>функции за принтиране на съобщение и на грешка log_msg и </text:span><text:span text:style-name="T6">log_err</text:span></text:p>
      <text:p text:style-name="Standard"><text:span text:style-name="T8">log_msg принтира първо датата с минути в секунди в скоби </text:span><text:span text:style-name="T6">[] </text:span><text:span text:style-name="T8">след това съобщението</text:span></text:p>
      <text:p text:style-name="Standard"><text:span text:style-name="T6">log_err</text:span><text:span text:style-name="T8"> притрира във формат </text:span><text:span text:style-name="T6">[ERROR][</text:span><text:span text:style-name="T8">дата с минути и секунти</text:span><text:span text:style-name="T6">] </text:span><text:span text:style-name="T8">съобщение</text:span></text:p>
      <text:p text:style-name="P17"/>
      <text:p text:style-name="Standard"><text:soft-page-break/><text:span text:style-name="T8">Да се започне с файл </text:span><text:span text:style-name="T6">“Project Assignments”</text:span><text:span text:style-name="T8">,</text:span><text:span text:style-name="T6"> </text:span><text:span text:style-name="T8">който да е в репото на проекта. Пример за такъв файл</text:span><text:span text:style-name="T6"> </text:span><text:span text:style-name="T8">от друг проект</text:span><text:span text:style-name="T6">:</text:span></text:p>
      <text:p text:style-name="P12"><text:span text:style-name="T24">------ 1 ------<text:tab/><text:tab/>- Иво</text:span></text:p>
      <text:p text:style-name="P12"><text:span text:style-name="T24">1.Обработването на файла</text:span></text:p>
      <text:p text:style-name="P12"><text:span text:style-name="T24">2.Валидидране на формата на файла + връщане на броя редове + попълване на датата в структурата</text:span></text:p>
      <text:p text:style-name="P12"><text:span text:style-name="T24">3.Популиране на масивите за потребителско ИД, ПродуктИД и количество на продукти</text:span></text:p>
      <text:p text:style-name="P12"><text:span text:style-name="T24">4.Процедура 1 и Репорт 1</text:span></text:p>
      <text:p text:style-name="P13"/>
      <text:p text:style-name="P12"><text:span text:style-name="T24">------ 2 ------ <text:tab/>- Боби</text:span></text:p>
      <text:p text:style-name="P12"><text:span text:style-name="T24">1.Валидиране на данните от поръчката </text:span></text:p>
      <text:p text:style-name="P12"><text:span text:style-name="T24">2.Тригер за промяна на статус на поръчка </text:span></text:p>
      <text:p text:style-name="P12"><text:span text:style-name="T24">3.Добавяне на поръчката в БД</text:span></text:p>
      <text:p text:style-name="P12"><text:span text:style-name="T24">4.Местенето на файловете и в нужда апендването на файла с грешката + лог файл</text:span></text:p>
      <text:p text:style-name="P13"/>
      <text:p text:style-name="P12"><text:span text:style-name="T24">------ 3 ------<text:tab/><text:tab/>- Адриан</text:span></text:p>
      <text:p text:style-name="P12"><text:span text:style-name="T24">1.Измисляне на данни в БД</text:span></text:p>
      <text:p text:style-name="P12"><text:span text:style-name="T24">2.Бач </text:span></text:p>
      <text:p text:style-name="P12"><text:span text:style-name="T24">3.Репорт 2 и Процедура 2</text:span></text:p>
      <text:p text:style-name="P12"><text:span text:style-name="T24">4.Меню</text:span></text:p>
      <text:p text:style-name="P17"/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游ゴシック Light" svg:font-family="'游ゴシック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ui-provid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rina Drencheva</meta:initial-creator>
    <dc:creator>Irina Drencheva</dc:creator>
    <meta:editing-cycles>3</meta:editing-cycles>
    <meta:creation-date>2023-02-28T08:06:00</meta:creation-date>
    <dc:date>2023-02-28T08:57:00</dc:date>
    <meta:editing-duration>PT51M</meta:editing-duration>
    <meta:generator>LibreOffice/7.4.0.3$Windows_X86_64 LibreOffice_project/f85e47c08ddd19c015c0114a68350214f7066f5a</meta:generator>
    <meta:document-statistic meta:table-count="3" meta:image-count="0" meta:object-count="0" meta:page-count="6" meta:paragraph-count="165" meta:word-count="1472" meta:character-count="9607" meta:non-whitespace-character-count="8115"/>
    <meta:user-defined meta:name="AppVersion">16.0000</meta:user-defined>
    <meta:user-defined meta:name="ContentTypeId">0x010100D6193EE09050AB40A4E2A0E9C4F4A99C</meta:user-defined>
    <meta:user-defined meta:name="_activity"/>
    <meta:template xlink:type="simple" xlink:actuate="onRequest" xlink:title="Normal" xlink:href=""/>
  </office:meta>
</office:document-meta>
</file>